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2600000190BB95E284C681D461.png" manifest:media-type="image/png"/>
  <manifest:file-entry manifest:full-path="Pictures/1000000000000280000001E03B407728808CF7C2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solid" svg:stroke-width="0.2cm" svg:stroke-color="#009900" draw:marker-start-width="0.8cm" draw:marker-end-width="0.8cm" draw:textarea-vertical-align="middle" draw:color-mode="standard" draw:luminance="0%" draw:contrast="0%" draw:gamma="100%" draw:red="0%" draw:green="0%" draw:blue="0%" fo:clip="rect(0.749cm, 1.428cm, 0.617cm, 1.413cm)" draw:image-opacity="100%" style:mirror="none"/>
    </style:style>
    <style:style style:name="gr3" style:family="graphic" style:parent-style-name="objectwithoutfill">
      <style:graphic-properties svg:stroke-width="0.2cm" svg:stroke-color="#00cc00" draw:marker-start-width="0.8cm" draw:marker-end="Small_20_Arrow" draw:marker-end-width="0.8cm" draw:fill="none" draw:textarea-vertical-align="middle" fo:padding-top="0.225cm" fo:padding-bottom="0.225cm" fo:padding-left="0.35cm" fo:padding-right="0.35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9.2cm" svg:height="14.399cm" svg:x="1.6cm" svg:y="5.021cm">
          <draw:image xlink:href="Pictures/1000000000000280000001E03B407728808CF7C2.jpg" xlink:type="simple" xlink:show="embed" xlink:actuate="onLoad">
            <text:p/>
          </draw:image>
        </draw:frame>
        <draw:frame draw:style-name="gr2" draw:text-style-name="P1" draw:layer="layout" svg:width="6.899cm" svg:height="5.566cm" svg:x="13.7cm" svg:y="13.634cm">
          <draw:image xlink:href="Pictures/100002010000022600000190BB95E284C681D461.png" xlink:type="simple" xlink:show="embed" xlink:actuate="onLoad">
            <text:p/>
          </draw:image>
        </draw:frame>
        <draw:path draw:style-name="gr3" draw:text-style-name="P2" draw:layer="layout" svg:width="4.827cm" svg:height="3.89cm" draw:transform="rotate (-2.85012266850674) translate (14.2301267246197cm 16.3142445980118cm)" svg:viewBox="0 0 4828 3891" svg:d="M0 3874c470 77 878-130 1366-93 590 46 1207 172 1764-73 498-219 997-462 1416-814 347-291 241-764 279-1155 43-450-406-638-725-821-340-195-719-275-1087-393-345-110-696-209-1045-313l-337-101-307-93-62-18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Small_20_Arrow" draw:display-name="Small Arrow" svg:viewBox="0 0 1321 3493" svg:d="M1321 3493h-1321l661-349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7-07T17:35:57.333956654</meta:creation-date>
    <dc:date>2021-07-07T17:43:59.548923764</dc:date>
    <meta:editing-duration>PT8M2S</meta:editing-duration>
    <meta:editing-cycles>1</meta:editing-cycles>
    <meta:document-statistic meta:object-count="3"/>
    <meta:generator>LibreOffice/5.1.6.2$Linux_X86_64 LibreOffice_project/10m0$Build-2</meta:generator>
  </office:meta>
</office:document-meta>
</file>